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weight="bold" officeooo:rsid="00088c60" officeooo:paragraph-rsid="00088c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 Mono" style:text-underline-style="none" fo:font-weight="normal" officeooo:rsid="00088c60" officeooo:paragraph-rsid="00088c6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5983b0" loext:opacity="100%" fo:font-weight="normal" officeooo:rsid="00088c60" officeooo:paragraph-rsid="00088c6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5983b0" loext:opacity="100%" style:font-name="Liberation Serif" style:text-underline-style="none" fo:font-weight="normal" officeooo:rsid="000cfb71" officeooo:paragraph-rsid="000cfb7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5983b0" loext:opacity="100%" style:font-name="Liberation Serif" style:text-underline-style="none" fo:font-weight="normal" officeooo:rsid="000e70cc" officeooo:paragraph-rsid="000e70c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88c60" officeooo:paragraph-rsid="00088c6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cfb71" officeooo:paragraph-rsid="000cfb7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e70cc" officeooo:paragraph-rsid="000e70c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erif" style:text-underline-style="none" fo:font-weight="normal" officeooo:rsid="0031e2ec" officeooo:paragraph-rsid="0031e2e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88c60" officeooo:paragraph-rsid="003504c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cfb71" officeooo:paragraph-rsid="0037b43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cfb71" officeooo:paragraph-rsid="003be6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cfb71" officeooo:paragraph-rsid="000cfb7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Ubuntu Mono" style:text-underline-style="none" fo:font-weight="normal" officeooo:rsid="000e70cc" officeooo:paragraph-rsid="003e38cd" style:font-weight-asian="normal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color="#77bc65" loext:opacity="100%"/>
    </style:style>
    <style:style style:name="T3" style:family="text">
      <style:text-properties fo:color="#77bc65" loext:opacity="100%" officeooo:rsid="0037b433"/>
    </style:style>
    <style:style style:name="T4" style:family="text">
      <style:text-properties fo:color="#ff5429" loext:opacity="100%"/>
    </style:style>
    <style:style style:name="T5" style:family="text">
      <style:text-properties fo:color="#5983b0" loext:opacity="100%"/>
    </style:style>
    <style:style style:name="T6" style:family="text">
      <style:text-properties fo:color="#ff972f" loext:opacity="100%"/>
    </style:style>
    <style:style style:name="T7" style:family="text">
      <style:text-properties fo:color="#e6e905" loext:opacity="100%"/>
    </style:style>
    <style:style style:name="T8" style:family="text">
      <style:text-properties fo:color="#e6e905" loext:opacity="100%" officeooo:rsid="0037b433"/>
    </style:style>
    <style:style style:name="T9" style:family="text">
      <style:text-properties fo:color="#e6e905" loext:opacity="100%" officeooo:rsid="003d6a8a"/>
    </style:style>
    <style:style style:name="T10" style:family="text">
      <style:text-properties fo:color="#5b277d" loext:opacity="100%"/>
    </style:style>
    <style:style style:name="T11" style:family="text">
      <style:text-properties fo:color="#5b277d" loext:opacity="100%" officeooo:rsid="0037b433"/>
    </style:style>
    <style:style style:name="T12" style:family="text">
      <style:text-properties fo:color="#5b277d" loext:opacity="100%" officeooo:rsid="003d95a0"/>
    </style:style>
    <style:style style:name="T13" style:family="text">
      <style:text-properties fo:color="#ffff38" loext:opacity="100%" officeooo:rsid="0037b433"/>
    </style:style>
    <style:style style:name="T14" style:family="text">
      <style:text-properties fo:color="#ffdbb6" loext:opacity="100%"/>
    </style:style>
    <style:style style:name="T15" style:family="text">
      <style:text-properties fo:color="#b85c00" loext:opacity="100%"/>
    </style:style>
    <style:style style:name="T16" style:family="text">
      <style:text-properties fo:color="#ea7500" loext:opacity="100%"/>
    </style:style>
    <style:style style:name="T17" style:family="text">
      <style:text-properties fo:color="#ea7500" loext:opacity="100%" officeooo:rsid="003ffa26"/>
    </style:style>
    <style:style style:name="T18" style:family="text">
      <style:text-properties officeooo:rsid="003ffa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čunanje jednadžbi (C programski jezik) 2</text:p>
      <text:p text:style-name="P1"/>
      <text:p text:style-name="P3">equation.h</text:p>
      <text:p text:style-name="P3"/>
      <text:p text:style-name="P6"><text:span text:style-name="T1">#ifndef</text:span> <text:span text:style-name="T2">_EQUATION_H</text:span></text:p>
      <text:p text:style-name="P6"><text:span text:style-name="T1">#define</text:span> <text:span text:style-name="T2">_EQUATION_H</text:span></text:p>
      <text:p text:style-name="P6"/>
      <text:p text:style-name="P6">#<text:span text:style-name="T1">define</text:span> <text:span text:style-name="T2">VERSION</text:span> <text:span text:style-name="T7">"0.0.</text:span><text:span text:style-name="T9">4</text:span><text:span text:style-name="T7">"</text:span></text:p>
      <text:p text:style-name="P6"/>
      <text:p text:style-name="P6"><text:span text:style-name="T5">float</text:span> <text:span text:style-name="T2">equation</text:span>(<text:span text:style-name="T5">char</text:span> <text:span text:style-name="T6">op</text:span>, <text:span text:style-name="T5">float</text:span> <text:span text:style-name="T6">x</text:span>, <text:span text:style-name="T5">float</text:span> <text:span text:style-name="T6">y</text:span>, <text:span text:style-name="T5">float</text:span> <text:span text:style-name="T6">z</text:span>)</text:p>
      <text:p text:style-name="P6">{</text:p>
      <text:p text:style-name="P6"><text:s text:c="4"/><text:span text:style-name="T5">float</text:span> n = <text:span text:style-name="T10">0</text:span>;</text:p>
      <text:p text:style-name="P6"/>
      <text:p text:style-name="P6"><text:s text:c="4"/><text:span text:style-name="T1">if</text:span> (<text:span text:style-name="T6">x</text:span> <text:span text:style-name="T1">==</text:span> n)</text:p>
      <text:p text:style-name="P6"><text:s text:c="4"/>{</text:p>
      <text:p text:style-name="P6"><text:s text:c="8"/><text:span text:style-name="T1">switch</text:span> (<text:span text:style-name="T6">op</text:span>)</text:p>
      <text:p text:style-name="P6"><text:s text:c="8"/>{</text:p>
      <text:p text:style-name="P6"><text:s text:c="12"/><text:span text:style-name="T1">case</text:span> <text:span text:style-name="T7">'+'</text:span>:</text:p>
      <text:p text:style-name="P6"><text:s text:c="16"/><text:span text:style-name="T1">return</text:span> (<text:span text:style-name="T6">z</text:span> <text:span text:style-name="T1">-</text:span> <text:span text:style-name="T6">y</text:span>);</text:p>
      <text:p text:style-name="P6"><text:s text:c="16"/><text:span text:style-name="T1">break</text:span>;</text:p>
      <text:p text:style-name="P6"><text:s text:c="12"/></text:p>
      <text:p text:style-name="P6"><text:s text:c="12"/><text:span text:style-name="T1">case</text:span> <text:span text:style-name="T7">'-'</text:span>:</text:p>
      <text:p text:style-name="P6"><text:s text:c="16"/><text:span text:style-name="T1">return</text:span> (<text:span text:style-name="T6">z</text:span> <text:span text:style-name="T1">+</text:span> <text:span text:style-name="T6">y</text:span>);</text:p>
      <text:p text:style-name="P6"><text:s text:c="16"/><text:span text:style-name="T1">break</text:span>;</text:p>
      <text:p text:style-name="P6"/>
      <text:p text:style-name="P6"><text:s text:c="12"/><text:span text:style-name="T1">case</text:span> <text:span text:style-name="T7">'*'</text:span>:</text:p>
      <text:p text:style-name="P6"><text:s text:c="16"/><text:span text:style-name="T1">return</text:span> (<text:span text:style-name="T6">z</text:span> <text:span text:style-name="T1">/</text:span> <text:span text:style-name="T6">y</text:span>);</text:p>
      <text:p text:style-name="P6"><text:s text:c="16"/><text:span text:style-name="T1">break</text:span>;</text:p>
      <text:p text:style-name="P6"/>
      <text:p text:style-name="P6"><text:s text:c="12"/><text:span text:style-name="T1">case</text:span> <text:span text:style-name="T7">'/'</text:span>:</text:p>
      <text:p text:style-name="P6"><text:s text:c="16"/><text:span text:style-name="T1">return</text:span> (<text:span text:style-name="T6">z</text:span> <text:span text:style-name="T1">*</text:span> <text:span text:style-name="T6">y</text:span>);</text:p>
      <text:p text:style-name="P6"><text:s text:c="16"/><text:span text:style-name="T1">break</text:span>;</text:p>
      <text:p text:style-name="P6"/>
      <text:p text:style-name="P6"><text:s text:c="12"/><text:span text:style-name="T1">default</text:span>:</text:p>
      <text:p text:style-name="P6"><text:s text:c="16"/><text:span text:style-name="T1">return</text:span> 1;</text:p>
      <text:p text:style-name="P6"><text:s text:c="16"/><text:span text:style-name="T1">break</text:span>;</text:p>
      <text:p text:style-name="P6"><text:s text:c="8"/>}</text:p>
      <text:p text:style-name="P6"><text:s text:c="4"/>}</text:p>
      <text:p text:style-name="P6"/>
      <text:p text:style-name="P6"><text:s text:c="4"/><text:span text:style-name="T1">if</text:span> (<text:span text:style-name="T6">y</text:span> <text:span text:style-name="T1">==</text:span> n)</text:p>
      <text:p text:style-name="P6"><text:s text:c="4"/>{</text:p>
      <text:p text:style-name="P6"><text:s text:c="8"/><text:span text:style-name="T1">switch</text:span> (<text:span text:style-name="T6">op</text:span>)</text:p>
      <text:p text:style-name="P6"><text:s text:c="8"/>{</text:p>
      <text:p text:style-name="P6"><text:s text:c="12"/><text:span text:style-name="T1">case</text:span> <text:span text:style-name="T7">'+'</text:span>:</text:p>
      <text:p text:style-name="P6"><text:s text:c="16"/><text:span text:style-name="T1">return</text:span> (<text:span text:style-name="T6">x</text:span> <text:span text:style-name="T1">-</text:span> <text:span text:style-name="T6">z</text:span>);</text:p>
      <text:p text:style-name="P6"><text:s text:c="16"/><text:span text:style-name="T1">break</text:span>;</text:p>
      <text:p text:style-name="P6"><text:s text:c="12"/></text:p>
      <text:p text:style-name="P6"><text:s text:c="12"/><text:span text:style-name="T1">case</text:span> <text:span text:style-name="T7">'-'</text:span>:</text:p>
      <text:p text:style-name="P6"><text:s text:c="16"/><text:span text:style-name="T1">return</text:span> (<text:span text:style-name="T6">x</text:span> <text:span text:style-name="T1">+</text:span> <text:span text:style-name="T6">z</text:span>);</text:p>
      <text:p text:style-name="P6"><text:s text:c="16"/><text:span text:style-name="T1">break</text:span>;</text:p>
      <text:p text:style-name="P6"/>
      <text:p text:style-name="P6"><text:s text:c="12"/><text:span text:style-name="T1">case</text:span> <text:span text:style-name="T7">'*'</text:span>:</text:p>
      <text:p text:style-name="P6"><text:s text:c="16"/><text:span text:style-name="T1">return</text:span> (<text:span text:style-name="T6">x</text:span> <text:span text:style-name="T1">/</text:span> <text:span text:style-name="T6">z</text:span>);</text:p>
      <text:p text:style-name="P6"><text:s text:c="16"/><text:span text:style-name="T1">break</text:span>;</text:p>
      <text:p text:style-name="P6"/>
      <text:p text:style-name="P6"><text:s text:c="12"/><text:span text:style-name="T1">case</text:span> <text:span text:style-name="T7">'/'</text:span>:</text:p>
      <text:p text:style-name="P6"><text:s text:c="16"/><text:span text:style-name="T1">return</text:span> (<text:span text:style-name="T6">x</text:span> <text:span text:style-name="T1">/</text:span> <text:span text:style-name="T6">z</text:span>);</text:p>
      <text:p text:style-name="P6"><text:s text:c="16"/><text:span text:style-name="T1">break</text:span>;</text:p>
      <text:p text:style-name="P6"/>
      <text:p text:style-name="P6"><text:s text:c="12"/><text:span text:style-name="T1">default</text:span>:</text:p>
      <text:p text:style-name="P6"><text:soft-page-break/><text:s text:c="16"/><text:span text:style-name="T1">return</text:span> 1;</text:p>
      <text:p text:style-name="P6"><text:s text:c="16"/><text:span text:style-name="T1">break</text:span>;</text:p>
      <text:p text:style-name="P6"><text:s text:c="8"/>}</text:p>
      <text:p text:style-name="P6"><text:s text:c="4"/>}</text:p>
      <text:p text:style-name="P6"/>
      <text:p text:style-name="P10"><text:s text:c="4"/><text:span text:style-name="T1">if</text:span> (<text:span text:style-name="T6">z</text:span> <text:span text:style-name="T1">==</text:span> n <text:span text:style-name="T1">&amp;&amp;</text:span> <text:span text:style-name="T6">x</text:span> <text:span text:style-name="T1">!=</text:span> n <text:span text:style-name="T1">&amp;&amp;</text:span> <text:span text:style-name="T6">y</text:span> <text:span text:style-name="T1">!=</text:span> n)</text:p>
      <text:p text:style-name="P6"><text:s text:c="4"/>{</text:p>
      <text:p text:style-name="P6"><text:s text:c="8"/><text:span text:style-name="T1">return</text:span> <text:span text:style-name="T10">2</text:span>;</text:p>
      <text:p text:style-name="P6"><text:s text:c="4"/>}</text:p>
      <text:p text:style-name="P6"/>
      <text:p text:style-name="P6"><text:s text:c="4"/><text:span text:style-name="T1">return</text:span> <text:span text:style-name="T10">0</text:span>;</text:p>
      <text:p text:style-name="P6">}</text:p>
      <text:p text:style-name="P6"/>
      <text:p text:style-name="P2">#endif</text:p>
      <text:p text:style-name="P6"/>
      <text:p text:style-name="P4">equation.c</text:p>
      <text:p text:style-name="P7"><text:span text:style-name="T1">#include</text:span> <text:span text:style-name="T7">&lt;stdio.h&gt;</text:span></text:p>
      <text:p text:style-name="P7"><text:span text:style-name="T1">#include</text:span> <text:span text:style-name="T7">&lt;stdlib.h&gt;</text:span></text:p>
      <text:p text:style-name="P7"><text:span text:style-name="T1">#include</text:span> <text:span text:style-name="T7">&lt;string.h&gt;</text:span></text:p>
      <text:p text:style-name="P7"/>
      <text:p text:style-name="P7"><text:span text:style-name="T1">#include</text:span> <text:span text:style-name="T7">"equation.h"</text:span></text:p>
      <text:p text:style-name="P7"/>
      <text:p text:style-name="P7"><text:span text:style-name="T5">int</text:span> <text:span text:style-name="T2">main</text:span> (<text:span text:style-name="T5">int</text:span> <text:span text:style-name="T4">argc</text:span>, <text:span text:style-name="T1">const</text:span> <text:span text:style-name="T5">char</text:span><text:span text:style-name="T1">**</text:span> <text:span text:style-name="T6">argv</text:span>)</text:p>
      <text:p text:style-name="P7">{</text:p>
      <text:p text:style-name="P7"><text:s text:c="4"/><text:span text:style-name="T1">if</text:span> (<text:span text:style-name="T4">argc</text:span> <text:span text:style-name="T1">!=</text:span> <text:span text:style-name="T10">5</text:span>)</text:p>
      <text:p text:style-name="P7"><text:s text:c="4"/>{</text:p>
      <text:p text:style-name="P7"><text:s text:c="8"/><text:span text:style-name="T2">printf</text:span>(<text:span text:style-name="T7">"Number of argument/arguments is: </text:span><text:span text:style-name="T10">%d\n</text:span><text:span text:style-name="T7">"</text:span>, <text:span text:style-name="T4">argc</text:span>);</text:p>
      <text:p text:style-name="P11"><text:s text:c="8"/><text:span text:style-name="T2">printf</text:span>(<text:span text:style-name="T7">"&lt;first number&gt; &lt;operator&gt; &lt;second number&gt; &lt;third number (result)&gt;</text:span><text:span text:style-name="T10">\n</text:span><text:span text:style-name="T7">If number is unknown, value need to be zero (0)!</text:span><text:span text:style-name="T10">\n</text:span><text:span text:style-name="T7">”</text:span><text:span text:style-name="T11">);</text:span></text:p>
      <text:p text:style-name="P11"><text:span text:style-name="T3">printf</text:span><text:span text:style-name="T11">(</text:span><text:span text:style-name="T8">“</text:span><text:span text:style-name="T7">Exiting and returning 1...</text:span><text:span text:style-name="T10">\n</text:span><text:span text:style-name="T7">"</text:span>);</text:p>
      <text:p text:style-name="P7"><text:s text:c="8"/><text:span text:style-name="T1">return</text:span> <text:span text:style-name="T12">3</text:span>;</text:p>
      <text:p text:style-name="P7"><text:s text:c="4"/>}</text:p>
      <text:p text:style-name="P7"/>
      <text:p text:style-name="P7"><text:s text:c="4"/><text:span text:style-name="T2">printf</text:span>(<text:span text:style-name="T7">"Version </text:span><text:span text:style-name="T10">%s\n</text:span><text:span text:style-name="T7">"</text:span>, <text:span text:style-name="T2">VERSION</text:span>);</text:p>
      <text:p text:style-name="P7"/>
      <text:p text:style-name="P7"><text:s text:c="4"/>#<text:span text:style-name="T1">define</text:span> <text:span text:style-name="T2">EQUATION</text:span> <text:span text:style-name="T2">equation</text:span>(<text:span text:style-name="T6">argv</text:span>[<text:span text:style-name="T10">2</text:span>][<text:span text:style-name="T10">0</text:span>], <text:span text:style-name="T2">atof</text:span>(<text:span text:style-name="T6">argv</text:span>[<text:span text:style-name="T10">1</text:span>]), <text:span text:style-name="T2">atof</text:span>(<text:span text:style-name="T6">argv</text:span>[<text:span text:style-name="T10">3</text:span>]), <text:span text:style-name="T2">atof</text:span>(<text:span text:style-name="T6">argv</text:span>[<text:span text:style-name="T10">4</text:span>]))</text:p>
      <text:p text:style-name="P7"><text:s/></text:p>
      <text:p text:style-name="P7"><text:s text:c="4"/><text:span text:style-name="T1">if</text:span> (<text:span text:style-name="T2">EQUATION</text:span> <text:span text:style-name="T1">==</text:span> 1)</text:p>
      <text:p text:style-name="P7"><text:s text:c="4"/>{</text:p>
      <text:p text:style-name="P7"><text:s text:c="8"/><text:span text:style-name="T2">printf</text:span>(<text:span text:style-name="T7">"Invalid operator </text:span><text:span text:style-name="T10">%c!\n</text:span>", <text:span text:style-name="T6">argv</text:span>[<text:span text:style-name="T10">2</text:span>][<text:span text:style-name="T10">0</text:span>]);</text:p>
      <text:p text:style-name="P7"><text:s text:c="8"/><text:span text:style-name="T1">return</text:span> <text:span text:style-name="T10">1</text:span>;</text:p>
      <text:p text:style-name="P7"><text:s text:c="4"/>}</text:p>
      <text:p text:style-name="P7"/>
      <text:p text:style-name="P7"><text:s text:c="4"/><text:span text:style-name="T1">else</text:span> <text:span text:style-name="T1">if</text:span> (<text:bookmark-start text:name="__DdeLink__690_2237838030"/><text:span text:style-name="T2">EQUATION</text:span><text:bookmark-end text:name="__DdeLink__690_2237838030"/> <text:span text:style-name="T1">==</text:span> <text:span text:style-name="T10">2</text:span>)</text:p>
      <text:p text:style-name="P7"><text:s text:c="4"/>{</text:p>
      <text:p text:style-name="P7"><text:s text:c="8"/><text:span text:style-name="T2">printf</text:span>("<text:span text:style-name="T7">Can't solve equation because all numbers are equal to zero (0)!</text:span><text:span text:style-name="T10">\n</text:span><text:span text:style-name="T7">"</text:span>);</text:p>
      <text:p text:style-name="P7"><text:s text:c="8"/><text:span text:style-name="T1">return</text:span> <text:span text:style-name="T10">2</text:span>;</text:p>
      <text:p text:style-name="P7"><text:s text:c="4"/>}</text:p>
      <text:p text:style-name="P7"/>
      <text:p text:style-name="P7"><text:s text:c="4"/><text:span text:style-name="T1">else</text:span></text:p>
      <text:p text:style-name="P7"><text:s text:c="4"/>{</text:p>
      <text:p text:style-name="P12"><text:s text:c="8"/><text:span text:style-name="T2">printf</text:span>(<text:span text:style-name="T7">"</text:span><text:span text:style-name="T10">%f\n</text:span><text:span text:style-name="T7">"</text:span>, <text:span text:style-name="T2">EQUATION</text:span>);</text:p>
      <text:p text:style-name="P7"><text:s text:c="4"/>}</text:p>
      <text:p text:style-name="P7"/>
      <text:p text:style-name="P7"><text:s text:c="4"/><text:span text:style-name="T1">return</text:span> <text:span text:style-name="T10">0</text:span>;</text:p>
      <text:p text:style-name="P7">}</text:p>
      <text:p text:style-name="P7"/>
      <text:p text:style-name="P7"/>
      <text:p text:style-name="P5"><text:soft-page-break/>Makefile</text:p>
      <text:p text:style-name="P8">CC = <text:span text:style-name="T4">gcc</text:span></text:p>
      <text:p text:style-name="P8">CFLAGS = -Wall -Wextra -Werror -pedantic</text:p>
      <text:p text:style-name="P8">OBJS = example.o</text:p>
      <text:p text:style-name="P8">BIN = example</text:p>
      <text:p text:style-name="P8"/>
      <text:p text:style-name="P8"><text:span text:style-name="T2">all</text:span> : $(BIN)</text:p>
      <text:p text:style-name="P8"/>
      <text:p text:style-name="P8">$(BIN) : $(OBJS)</text:p>
      <text:p text:style-name="P8"><text:tab/>$(CC) $(CFLAGS) $(OBJS) -o $(BIN)</text:p>
      <text:p text:style-name="P8"/>
      <text:p text:style-name="P8">%.<text:span text:style-name="T2">o</text:span> : %.c</text:p>
      <text:p text:style-name="P14"><text:tab/>$(CC) $(CFLAGS) -c <text:span text:style-name="T17">$&lt;</text:span> -o <text:span text:style-name="T17">$@</text:span></text:p>
      <text:p text:style-name="P8"/>
      <text:p text:style-name="P8"><text:span text:style-name="T2">clean</text:span>:</text:p>
      <text:p text:style-name="P8"><text:tab/><text:bookmark-start text:name="__DdeLink__698_2237838030"/><text:bookmark-start text:name="__DdeLink__696_2237838030"/><text:bookmark-start text:name="__DdeLink__694_2237838030"/><text:bookmark-start text:name="__DdeLink__692_2237838030"/><text:span text:style-name="T4">rm</text:span><text:bookmark-end text:name="__DdeLink__698_2237838030"/><text:bookmark-end text:name="__DdeLink__696_2237838030"/><text:bookmark-end text:name="__DdeLink__694_2237838030"/><text:bookmark-end text:name="__DdeLink__692_2237838030"/> -rf example example.o</text:p>
      <text:p text:style-name="P8"/>
      <text:p text:style-name="P8"/>
      <text:p text:style-name="P9">Boja koda je uglavnom iz Visual Studio Code-a ali Makefile ima I djelove FeatherPad-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8:10:27.724630188</meta:creation-date>
    <dc:date>2022-04-13T17:22:26.393262474</dc:date>
    <meta:editing-duration>PT41M33S</meta:editing-duration>
    <meta:editing-cycles>53</meta:editing-cycles>
    <meta:generator>LibreOffice/7.2.6.2$Linux_X86_64 LibreOffice_project/20$Build-2</meta:generator>
    <meta:document-statistic meta:table-count="0" meta:image-count="0" meta:object-count="0" meta:page-count="3" meta:paragraph-count="105" meta:word-count="288" meta:character-count="2273" meta:non-whitespace-character-count="1395"/>
  </office:meta>
</office:document-meta>
</file>